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2pt" style:font-size-asian="12pt" style:font-size-complex="12pt" loext:padding="0.0193in" loext:border="0.06pt solid #d9d9e3"/>
    </style:style>
    <style:style style:name="P2" style:family="paragraph" style:parent-style-name="Standard">
      <style:paragraph-properties fo:line-height="115%"/>
      <style:text-properties style:font-name="Times New Roman" fo:font-size="12pt" fo:font-weight="bold" style:font-size-asian="12pt" style:font-weight-asian="bold" style:font-size-complex="12pt" style:font-weight-complex="bold" loext:padding="0.0193in" loext:border="0.06pt solid #d9d9e3"/>
    </style:style>
    <style:style style:name="P3" style:family="paragraph" style:parent-style-name="Text_20_body">
      <style:paragraph-properties fo:line-height="115%"/>
      <style:text-properties style:font-name="Times New Roman" fo:font-size="12pt" officeooo:paragraph-rsid="0008c13b" style:font-size-asian="12pt" style:font-size-complex="12pt"/>
    </style:style>
    <style:style style:name="P4" style:family="paragraph" style:parent-style-name="Text_20_body">
      <style:paragraph-properties fo:line-height="115%"/>
      <style:text-properties fo:font-variant="normal" fo:text-transform="none" fo:color="#222222" loext:opacity="100%" style:font-name="Times New Roman" fo:font-size="12pt" fo:letter-spacing="normal" fo:font-style="normal" fo:font-weight="normal" officeooo:paragraph-rsid="0008c13b" style:font-size-asian="12pt" style:font-size-complex="12pt"/>
    </style:style>
    <style:style style:name="P5" style:family="paragraph" style:parent-style-name="Text_20_body">
      <style:paragraph-properties fo:margin-left="0in" fo:margin-right="0in" fo:line-height="115%" fo:orphans="2" fo:widows="2" fo:text-indent="0in" style:auto-text-indent="fals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line-height="115%" fo:orphans="2" fo:widows="2" fo:text-indent="0in" style:auto-text-indent="false"/>
      <style:text-properties fo:font-variant="normal" fo:text-transform="none" fo:color="#222222" loext:opacity="100%" style:font-name="Times New Roman" fo:font-size="12pt" fo:letter-spacing="normal" fo:font-style="normal" fo:font-weight="normal" officeooo:paragraph-rsid="001997f5" style:font-size-asian="12pt" style:font-size-complex="12pt"/>
    </style:style>
    <style:style style:name="P7" style:family="paragraph" style:parent-style-name="Text_20_body">
      <style:paragraph-properties fo:margin-left="0in" fo:margin-right="0in" fo:line-height="115%" fo:orphans="2" fo:widows="2" fo:text-indent="0in" style:auto-text-indent="false"/>
      <style:text-properties fo:font-variant="normal" fo:text-transform="none" fo:color="#222222" loext:opacity="100%" style:font-name="Times New Roman" fo:font-size="12pt" fo:letter-spacing="normal" fo:font-style="normal" fo:font-weight="normal" officeooo:paragraph-rsid="0020ba17" style:font-size-asian="12pt" style:font-size-complex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0e48de"/>
    </style:style>
    <style:style style:name="T3" style:family="text">
      <style:text-properties fo:language="uk" fo:country="UA" officeooo:rsid="0014981a"/>
    </style:style>
    <style:style style:name="T4" style:family="text">
      <style:text-properties fo:language="uk" fo:country="UA" officeooo:rsid="00153d3d"/>
    </style:style>
    <style:style style:name="T5" style:family="text">
      <style:text-properties fo:language="uk" fo:country="UA" officeooo:rsid="001b1db2"/>
    </style:style>
    <style:style style:name="T6" style:family="text">
      <style:text-properties fo:language="uk" fo:country="UA" officeooo:rsid="001bfdd7"/>
    </style:style>
    <style:style style:name="T7" style:family="text">
      <style:text-properties fo:language="uk" fo:country="UA" officeooo:rsid="001fb9ce"/>
    </style:style>
    <style:style style:name="T8" style:family="text">
      <style:text-properties fo:language="uk" fo:country="UA" officeooo:rsid="00285f49"/>
    </style:style>
    <style:style style:name="T9" style:family="text">
      <style:text-properties fo:language="uk" fo:country="UA" officeooo:rsid="0029d6b3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ізнавальні здатності людини і проблема співвідношення чуттєвого та раціонального</text:p>
      <text:p text:style-name="P1"/>
      <text:p text:style-name="P4">Пізнання людиною об'єктивної реальності відбувається на двох якісно різних, хоча й взаємопов'язаних рівнях - чуттєвому й раціональному. Філософський підхід до проблеми чуттєвого й раціонального полягає в тому, що останні розглядаються не просто як різні здібності суб'єкта, а як відображення різних сторін об'єктивної дійсності.</text:p>
      <text:p text:style-name="P4">Чуттєве пізнання є безпосереднім результатом прямої взаємодії органів чуття суб'єкта з зовнішнім світом. <text:s/>Оскільки <text:span text:style-name="T5">воно</text:span> базується на безпосередній взаємодії суб'єкта і об'єкта пізнання, тому й воно має конкретно-образну чуттєву форму виразу і дає знання явищ. Чуттєве пізнання - це основа пізнавального процесу. Основними його формами є відчуття, сприйняття та уявлення. </text:p>
      <text:p text:style-name="P6">Відчуття – це відображення у свідомості людини окремих властивостей предметів, що впливають у даний момент на органи чуття. Воно виникає тоді й тільки тоді, коли має місце безпосередня взаємодія суб'єкта з об'єктом. <text:s/></text:p>
      <text:p text:style-name="P6">Сприйняття – відображення у свідомості вже не окремих властивостей, а цілісних предметів. Сприйняття формується на базі відчуттів - як їх зв'язок, поєднання. Таким чином, вони є продуктом синтезуючої діяльності свідомості. </text:p>
      <text:p text:style-name="P6">Уявлення – це відтворення в свідомості суб'єкта чуттєвих образів, що ґрунтується на основі попередньо отриманої інформації, відбитки як<text:span text:style-name="T6">ої</text:span> зберігаються в пам'яті. В здатності уявлення, враження, фантазії проявляється активна робота свідомості, зокрема її можливість передбачати майбутнє, створювати ідеальні образи бажаних результатів діяльності. </text:p>
      <text:p text:style-name="P5">Всі форми чуттєвого пізнання являють собою суб'єктивні образи об'єктивної дійсності, способи її відображення, зміст яких обумовлений властивостями предметів, процесів, явищ. <text:s text:c="2"/>Здатність людського чуттєвого відображення дійсності не залишається незмінною. Не виключено, що майбутні покоління будуть в змозі уявити собі навіть те, що позбавлене наочного образу. </text:p>
      <text:p text:style-name="P5">Та при всьому цьому чуттєве пізнання за своєю суттю обмежене – не лише особливою фізіологічною природою людини, але й тією обставиною, що цьому типу пізнання відкрита лише зовнішня сторона дійсності. Цю обмеженість людина переборює завдяки раціональному пізнанню. Воно полягає в абстрагуванні, узагальненні чуттєво даного, дає знання загального. Воно сприяє вдосконаленню чуттєвого пізнання, зберігає для майбутніх поколінь результати історичного розвитку <text:span text:style-name="T2">п</text:span>ізнання, виступає як знаряддя перетворення світу.</text:p>
      <text:p text:style-name="P5">За ступенями відображення дійсності, пізнання поділяється на емпіричне й теоретичне. На першому відбувається спостереження об'єктів, фіксація фактів, встановлюються емпіричні зв'язки між окремими явищами. На другому - створюються теорії', в яких фіксуються загальні зв'язки й формуються закони розвитку досліджуваних об'єктів в їх системності. Основними формами логічного пізнання є поняття, судження та умовивід.</text:p>
      <text:p text:style-name="P5">Поняття - це думка про предмет, що відображає його сутність, будучи результатом процесу його пізнання. Поняття якісно відрізняється від загального уявлення, та й сам характер узагальнення в ньому інший. <text:span text:style-name="T7">З</text:span>агальне уявлення виникає завдяки усередненню рис, які зовнішньо характеризують, виділенню тих зовнішніх, наочних ознак, які повторюються. <text:soft-page-break/>Навпаки, <text:span text:style-name="T7">д</text:span>о формування поняття призводить ряд роздумів, аналітико-синтетична діяльність пізнаючого розуму, дослідження історії розвитку і таке ін.</text:p>
      <text:p text:style-name="P7">Рух пізнання виражається в судженні. Судження - це думка про об'єкт, яка що-небудь стверджує чи заперечує. Словесною формою судження є речення. </text:p>
      <text:p text:style-name="P7">Умовивід - являє собою логічну операцію, внаслідок якої із декількох суджень, засновків, виводиться нове, якого не було у попередніх судженнях. </text:p>
      <text:p text:style-name="P5">Мислення здійснюється шляхом таких операцій, як порівняння, аналіз і синтез, абстрагування й узагальнення, різних форм умовиводів. На основі елементарних форм і структур мислення формуються все складніші категорії, що організовують та орієнтують пізнання. Конкретно-змістовніший характер мають такі форми теоретичного пізнання, як ідеї, гіпотези, теорії, наукові концепції і таке ін.</text:p>
      <text:p text:style-name="P5">Чуттєве й раціональне пізнання можна розглядати як ступені пізнавального процесу, але у сформованої людини вони нерозривні і являються взаємопов'язаними сторонами пізнання. В цьому розумінні чуттєве й раціональне є суттю єдності протилежностей: вони протилежні за рядом суттєвих ознак - як безпосереднє й опосередковане, інтуїтивне та дискусійне і таке ін. їх взаємозв'язок і обумовлює безмежність пізнавальних можливостей людини. Чуттєве пізнання - необхідний початок. Проте лише в раціональному мисленні реалізується міцність пізнання. З іншого боку, раціональне пізнання спирається на чуттєвий матеріал, відштовхується від нього, оскільки мислення можливе лише в матеріальній чуттєво-сприйнятій оболонці мови. <text:span text:style-name="T3">М</text:span>ожна сказати, що чуттєві моменти знаходяться і в абстрактно-логічному мисленні як "зняті", підпорядковані, тобто такі, що втратили живі та яскраві кольори безпосереднього враження, але які залишаються опорою для ідеальних розумових конструкцій, що відображають сутність речей.</text:p>
      <text:p text:style-name="P5">Діалектико-матеріалістична філософія, вирішуючи проблему співвідношення чуттєвої й раціональної сторін пізнання, знімає однобічність сенсуалізму й раціоналізму, які різко відмежувалися один від одного в філософії Нового часу. Сенсуалізм, відштовхуючись від факту, що відчуття є початок і джерело пізнання, визнає чуттєве пізнання <text:span text:style-name="T4">й</text:span>ого основною формою, а роль логічного мислення зводить до комбінування чуттєвих даних. Його однобічність – в перебільшенні, абсолютизації якісної специфіки чуттєвих форм пізнання. Протилежністю сенсуалізму й пов'язаного з ним емпіризму є раціоналізм, що абсолютизує раціональне, логічне пізнання. На їх думку, тільки розумом досягається ясність і чіткість знань. Характеристики істинного і достовірного знань – всезагальність і необхідність, з точки зору раціоналізму, досягаються засобами розуму незалежно від чуттєвого досвіду. Раціоналісти мають рацію, визнаючи якісну специфіку розумового пізнання, наголошуючи на тому, що пізнання об'єктивної закономірності можливе лише в логічній, понятійній формі. Однобічність раціоналізму – в тому, що він відриває логічні пізнання від чуттєвого, від матеріально-предметної практики людств<text:span text:style-name="T9">а</text:span>.</text:p>
      <text:p text:style-name="P5">Перебороти однобічність сенсуалізму й раціоналізму прагну<text:span text:style-name="T8">в</text:span> І.Кант. Особливо цікавими є його підходи до виявлення механізмі зв'язку між чуттєвістю й розсудком. Проте помилковість вихідних положень, агностицизм, спроба компромісу між матеріалізмом та ідеалізмом завадили Канту наблизитись до справжнього вирішення проблеми.</text:p>
      <text:p text:style-name="P5">Діалектико-матеріалістична філософія засвоїла позитивні моменти сенсуалізму й раціоналізму, відкидаючи їх недоліки, обмеженості та однобічність. Вона розкриває <text:soft-page-break/>діалектику чуттєвого й раціонального пізнання, визначає їх місце і роль в пізнавальному процесі, розкриває джерела цих рівнів та форм пізнання, що проявляються в практичній діяльності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09:15:23.689000000</meta:creation-date>
    <dc:date>2023-11-14T10:38:14.606000000</dc:date>
    <meta:editing-duration>PT1H22M30S</meta:editing-duration>
    <meta:editing-cycles>36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17" meta:word-count="856" meta:character-count="6824" meta:non-whitespace-character-count="5967"/>
  </office:meta>
</office:document-meta>
</file>